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 style:master-page-name="">
      <style:table-properties style:width="16.789cm" fo:margin-left="0.032cm" fo:margin-right="-0.032cm" style:page-number="auto" table:align="margins" style:writing-mode="lr-tb"/>
    </style:style>
    <style:style style:name="Taula1.A" style:family="table-column">
      <style:table-column-properties style:column-width="16.789cm" style:rel-column-width="951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2" style:family="paragraph" style:parent-style-name="Header">
      <style:text-properties fo:language="ca" fo:country="ES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fo:language="ca" fo:country="ES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officeooo:rsid="00117e3d" officeooo:paragraph-rsid="001e59fe" style:font-weight-asian="bold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language="ca" fo:country="ES" fo:font-weight="normal" officeooo:rsid="001e570e" officeooo:paragraph-rsid="00352aa8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language="ca" fo:country="ES" fo:font-weight="normal" officeooo:rsid="00358ea2" officeooo:paragraph-rsid="00358ea2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" fo:font-size="12pt" fo:language="ca" fo:country="ES" fo:font-style="normal" style:text-underline-style="none" fo:font-weight="normal" officeooo:rsid="0033e863" officeooo:paragraph-rsid="00358ea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9" style:family="paragraph" style:parent-style-name="Standard"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language="ca" fo:country="ES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ca" fo:country="ES" fo:font-style="normal" fo:font-weight="normal" officeooo:rsid="002215e0" officeooo:paragraph-rsid="002215e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language="ca" fo:country="ES" fo:font-style="normal" fo:font-weight="normal" officeooo:rsid="002215e0" officeooo:paragraph-rsid="002215e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-0.101cm" fo:text-align="justify" style:justify-single-word="false" fo:text-indent="0cm" style:auto-text-indent="false" fo:background-color="transparent" style:snap-to-layout-grid="false"/>
      <style:text-properties fo:language="ca" fo:country="ES"/>
    </style:style>
    <style:style style:name="P15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6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17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358ea2" style:font-size-asian="12pt" style:font-size-complex="12pt"/>
    </style:style>
    <style:style style:name="T8" style:family="text">
      <style:text-properties style:font-name="Arial" fo:font-size="12pt" officeooo:rsid="002763db" style:font-size-asian="12pt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f611c"/>
    </style:style>
    <style:style style:name="T11" style:family="text">
      <style:text-properties officeooo:rsid="00358ea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33e863"/>
    </style:style>
    <style:style style:name="T14" style:family="text">
      <style:text-properties style:text-underline-style="none" officeooo:rsid="00358ea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4"><text:span text:style-name="T2">Mòdul </text:span><text:span text:style-name="T4">6 – Accés a dades</text:span></text:p>
          </table:table-cell>
        </table:table-row>
        <table:table-row table:style-name="Taula1.2">
          <table:table-cell table:style-name="Taula1.A2" office:value-type="string">
            <text:p text:style-name="P11"><text:span text:style-name="T3">2</text:span><text:span text:style-name="T5">n <text:s text:c="2"/></text:span><text:span text:style-name="T2">CFGS Desenvolupament d'Aplicacions Multiplataforma</text:span></text:p>
          </table:table-cell>
        </table:table-row>
      </table:table>
      <text:p text:style-name="P9"/>
      <text:p text:style-name="P9"/>
      <text:p text:style-name="P3">UF1 – Persistència en fitxers</text:p>
      <text:p text:style-name="P3"/>
      <text:p text:style-name="P4"><text:span text:style-name="T6">Pt</text:span><text:span text:style-name="T7">1b</text:span><text:span text:style-name="T6"> – </text:span><text:span text:style-name="T8">Serialització d'objectes</text:span></text:p>
      <text:p text:style-name="P5"/>
      <text:p text:style-name="P5"/>
      <text:p text:style-name="P5"><text:span text:style-name="T9">Serialització </text:span><text:span text:style-name="T10">a fitxers binaris</text:span></text:p>
      <text:p text:style-name="P6"/>
      <text:p text:style-name="P6">0) Defineix una classe A amb propietats de cinc tipus de dades diferents</text:p>
      <text:p text:style-name="P5"/>
      <text:p text:style-name="P6">1) Fes un programa que:</text:p>
      <text:p text:style-name="P5"><text:tab/><text:span text:style-name="T11">a) instancïi 3 objectes de la classe A</text:span></text:p>
      <text:p text:style-name="P5"><text:tab/><text:span text:style-name="T11">b) els mostri</text:span></text:p>
      <text:p text:style-name="P5"><text:tab/><text:span text:style-name="T11">c) faci</text:span><text:span text:style-name="T13"> una serialització </text:span><text:span text:style-name="T14">d'aquests objectes </text:span><text:span text:style-name="T13">a un fitxer </text:span><text:span text:style-name="T14">A</text:span><text:span text:style-name="T13">.ser</text:span></text:p>
      <text:p text:style-name="P5"/>
      <text:p text:style-name="P6"><text:span text:style-name="T13">2</text:span><text:span text:style-name="T12">) Fes un programa que:</text:span></text:p>
      <text:p text:style-name="P7"><text:span text:style-name="T11">a</text:span>) <text:span text:style-name="T11">d</text:span>esserialitz<text:span text:style-name="T11">i</text:span> el fitxer <text:span text:style-name="T11">A.ser </text:span>en objecte<text:span text:style-name="T11">s</text:span> de la classe <text:span text:style-name="T11">A</text:span> </text:p>
      <text:p text:style-name="P7"><text:span text:style-name="T11">b) en </text:span>mostr<text:span text:style-name="T11">i el contingut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789cm" table:align="margins" style:writing-mode="lr-tb"/>
    </style:style>
    <style:style style:name="Table1.A" style:family="table-column">
      <style:table-column-properties style:column-width="9.193cm" style:rel-column-width="35885*"/>
    </style:style>
    <style:style style:name="Table1.B" style:family="table-column">
      <style:table-column-properties style:column-width="7.595cm" style:rel-column-width="29650*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text-properties fo:language="ca" fo:country="ES"/>
    </style:style>
    <style:style style:name="M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P7" style:family="paragraph" style:parent-style-name="Standard">
      <style:text-properties fo:language="ca" fo:country="ES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32cm" fo:margin-bottom="0.972cm" fo:margin-left="2cm" fo:margin-right="2.2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11cm" fo:margin-bottom="0.499cm"/>
      </style:header-style>
      <style:footer-style>
        <style:header-footer-properties svg:height="1.656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358cm" svg:y="-0.984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201000001B700000071BF4952608573B112.png" xlink:type="simple" xlink:show="embed" xlink:actuate="onLoad" loext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Nom arxiu: </text:span><text:span text:style-name="MT1"><text:file-name text:display="name-and-extension">ED2DAM_ACT_2122_M6_UF1_Pt1b.odt</text:file-name></text:span></text:p>
              <text:p text:style-name="MP3">Elaborat: <text:s/>Departament Informàtica</text:p>
            </table:table-cell>
            <table:table-cell table:style-name="Table1.A1" office:value-type="string">
              <text:p text:style-name="MP4"><text:span text:style-name="MT1">Data: </text:span><text:span text:style-name="MT1"><text:date style:data-style-name="N34" text:date-value="2022-01-11T15:26:46.743135047">gener</text:date></text:span><text:span text:style-name="MT1"><text:s/></text:span><text:span text:style-name="MT1"><text:date style:data-style-name="N104" text:date-value="2022-01-11T15:26:46.743288435">2022</text:date></text:span></text:p>
              <text:p text:style-name="MP5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6">Aquest document pot quedat obsolet una vegada imprès.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11T15:26:46.649351542</dc:date>
    <meta:editing-duration>PT12H54M41S</meta:editing-duration>
    <meta:editing-cycles>53</meta:editing-cycles>
    <meta:generator>LibreOffice/6.0.7.3$Linux_X86_64 LibreOffice_project/00m0$Build-3</meta:generator>
    <meta:document-statistic meta:table-count="2" meta:image-count="2" meta:object-count="0" meta:page-count="1" meta:paragraph-count="18" meta:word-count="102" meta:character-count="644" meta:non-whitespace-character-count="550"/>
  </office:meta>
</office:document-meta>
</file>